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 fo:text-align="start" style:justify-single-word="false"/>
      <style:text-properties officeooo:paragraph-rsid="000ae088"/>
    </style:style>
    <style:style style:name="P2" style:family="paragraph" style:parent-style-name="Text_20_body">
      <style:paragraph-properties fo:margin-top="0in" fo:margin-bottom="0.1965in" loext:contextual-spacing="false" fo:text-align="start" style:justify-single-word="false"/>
      <style:text-properties fo:font-size="12pt" fo:font-weight="normal" officeooo:rsid="00173c1f" officeooo:paragraph-rsid="000ae088" style:font-size-asian="12pt" style:font-weight-asian="normal" style:font-size-complex="12pt" style:font-weight-complex="normal"/>
    </style:style>
    <style:style style:name="P3" style:family="paragraph" style:parent-style-name="Text_20_body">
      <style:text-properties officeooo:paragraph-rsid="000ae088"/>
    </style:style>
    <style:style style:name="P4" style:family="paragraph" style:parent-style-name="Text_20_body">
      <style:text-properties officeooo:rsid="000ae088" officeooo:paragraph-rsid="000ae088"/>
    </style:style>
    <style:style style:name="P5" style:family="paragraph" style:parent-style-name="Text_20_body">
      <style:text-properties fo:font-size="12pt" fo:font-weight="normal" officeooo:rsid="000ae088" officeooo:paragraph-rsid="000ae088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6fb00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73c1f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972d0" style:font-size-asian="12pt" style:font-weight-asian="normal" style:font-size-complex="12pt" style:font-weight-complex="normal"/>
    </style:style>
    <style:style style:name="T5" style:family="text">
      <style:text-properties officeooo:rsid="00173c1f"/>
    </style:style>
    <style:style style:name="T6" style:family="text">
      <style:text-properties officeooo:rsid="000ae088"/>
    </style:style>
    <style:style style:name="T7" style:family="text">
      <style:text-properties officeooo:rsid="000cfa4f"/>
    </style:style>
    <style:style style:name="T8" style:family="text">
      <style:text-properties officeooo:rsid="000eda6b"/>
    </style:style>
    <style:style style:name="T9" style:family="text">
      <style:text-properties officeooo:rsid="00106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lučaj upotrebe: </text:span><text:span text:style-name="T3">Prikazivanje najboljih rezultat</text:span><text:span text:style-name="T4">a</text:span></text:p>
      <text:p text:style-name="P2">Kratak opis: Igrač iz glavnog menija bira opciju za prikazikvanje najboljih rezultata. Aplikacija prikazuje najbolje rezultate na ekranu.</text:p>
      <text:p text:style-name="P3">Akteri: Igrač<text:span text:style-name="T7">i</text:span></text:p>
      <text:p text:style-name="P3">Preduslovi: Aplikacija je pokrenuta. <text:span text:style-name="T8">P</text:span>rikazuje <text:span text:style-name="T8">se</text:span> glavni meni.</text:p>
      <text:p text:style-name="P3">Postuslovi: Informacije o najboljim rezultatima s<text:span text:style-name="T8">e</text:span> ispis<text:span text:style-name="T8">uju</text:span> na ekranu.</text:p>
      <text:p text:style-name="P4"><text:span text:style-name="T3">O</text:span><text:span text:style-name="T1">snovni tok:</text:span></text:p>
      <text:p text:style-name="P5"><text:tab/>1. Igrač bira dugme za prikazivanje najboljih rezultata</text:p>
      <text:p text:style-name="P5"><text:tab/>2. Aplikacija ispisuje rezultat</text:p>
      <text:p text:style-name="P5"><text:tab/>3. Igrač bira dugme za povratak u glavni meni</text:p>
      <text:p text:style-name="P5"><text:tab/>4. <text:s/>Aplikacija prikazuje glavni meni</text:p>
      <text:p text:style-name="P5"/>
      <text:p text:style-name="P3">Alternativni tokovi: </text:p>
      <text:p text:style-name="P3"><text:tab/>A1: Neočekivani izlazak iz aplikacije. Ukoliko u <text:span text:style-name="T9">nekom</text:span> <text:span text:style-name="T5">trenutku</text:span> korisnik isključi aplikaciju, sve informacije o rezultatima ostaju upamćene. Aplikacija završava rad.</text:p>
      <text:p text:style-name="P3">Podtokovi: /</text:p>
      <text:p text:style-name="P3">Specijalni <text:span text:style-name="T6">zahtevi</text:span>: /</text:p>
      <text:p text:style-name="P3">Dodatne informacije: 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16:53:46.604113051</meta:creation-date>
    <dc:date>2022-11-25T21:47:20.884191971</dc:date>
    <meta:editing-duration>PT11M5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01" meta:character-count="757" meta:non-whitespace-character-count="664"/>
  </office:meta>
</office:document-meta>
</file>